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0C8000000C827A03C1ACA1FD5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512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-8.423cm"/>
    </style:style>
    <style:style style:name="ro2" style:family="table-row">
      <style:table-row-properties style:row-height="1.059cm"/>
    </style:style>
    <style:style style:name="ro3" style:family="table-row">
      <style:table-row-properties style:row-height="1.063cm"/>
    </style:style>
    <style:style style:name="ce1" style:family="table-cell">
      <loext:graphic-properties draw:fill-color="#729fcf"/>
      <style:paragraph-properties fo:text-align="center"/>
      <style:text-properties fo:font-size="14pt" style:font-size-asian="14pt" style:font-size-complex="14pt"/>
    </style:style>
    <style:style style:name="ce2" style:family="table-cell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1" draw:text-style-name="P1" draw:layer="layout" svg:width="2.159cm" svg:height="2.159cm" svg:x="6.546cm" svg:y="1.663cm">
          <draw:image xlink:href="Pictures/10000201000000C8000000C827A03C1ACA1FD535.png" xlink:type="simple" xlink:show="embed" xlink:actuate="onLoad">
            <text:p/>
          </draw:image>
        </draw:frame>
        <draw:frame draw:style-name="gr2" draw:text-style-name="P3" draw:layer="layout" svg:width="6.477cm" svg:height="1.119cm" svg:x="8.499cm" svg:y="2.129cm">
          <draw:text-box>
            <text:p text:style-name="P2"><text:span text:style-name="T1">AGILE BOARD</text:span></text:p>
          </draw:text-box>
        </draw:frame>
        <draw:frame draw:style-name="gr3" draw:text-style-name="P4" draw:layer="layout" svg:width="2.157cm" svg:height="0.962cm" svg:x="7.3cm" svg:y="4.937cm">
          <draw:text-box>
            <text:p>Sprint</text:p>
          </draw:text-box>
        </draw:frame>
        <draw:frame draw:style-name="gr4" draw:text-style-name="P4" draw:layer="layout" svg:width="3.302cm" svg:height="0.962cm" svg:x="11.301cm" svg:y="4.959cm">
          <draw:text-box>
            <text:p>tasks</text:p>
          </draw:text-box>
        </draw:frame>
        <draw:line draw:style-name="gr5" draw:text-style-name="P5" draw:layer="layout" svg:x1="3.54cm" svg:y1="27.501cm" svg:x2="7.096cm" svg:y2="27.501cm">
          <text:p/>
        </draw:line>
        <draw:line draw:style-name="gr5" draw:text-style-name="P5" draw:layer="layout" svg:x1="13.503cm" svg:y1="27.422cm" svg:x2="17.059cm" svg:y2="27.422cm">
          <text:p/>
        </draw:line>
        <draw:frame draw:style-name="gr6" draw:text-style-name="P7" draw:layer="layout" svg:width="3.302cm" svg:height="0.725cm" svg:x="3.667cm" svg:y="27.67cm">
          <draw:text-box>
            <text:p text:style-name="P6"><text:span text:style-name="T2">Reporter</text:span></text:p>
          </draw:text-box>
        </draw:frame>
        <draw:line draw:style-name="gr5" draw:text-style-name="P5" draw:layer="layout" svg:x1="3.54cm" svg:y1="27.501cm" svg:x2="7.096cm" svg:y2="27.501cm">
          <text:p/>
        </draw:line>
        <draw:frame draw:style-name="gr6" draw:text-style-name="P7" draw:layer="layout" svg:width="3.302cm" svg:height="0.725cm" svg:x="13.7cm" svg:y="27.58cm">
          <draw:text-box>
            <text:p text:style-name="P6"><text:span text:style-name="T2">Assignee</text:span></text:p>
          </draw:text-box>
        </draw:frame>
        <draw:frame draw:style-name="standard" draw:layer="layout" svg:width="14.098cm" svg:height="15.645cm" svg:x="3.486cm" svg:y="7.822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Ticket</text:p>
              </table:table-cell>
              <table:table-cell>
                <text:p text:style-name="P8">Name</text:p>
              </table:table-cell>
              <table:table-cell>
                <text:p text:style-name="P8">Priority</text:p>
              </table:table-cell>
              <table:table-cell table:style-name="ce2">
                <text:p text:style-name="P6"><text:span text:style-name="T2">Compo</text:span><text:span text:style-name="T2">nent</text:span></text:p>
              </table:table-cell>
              <table:table-cell>
                <text:p text:style-name="P8">Done</text:p>
              </table:table-cell>
            </table:table-row>
            <table:table-row table:style-name="ro2" table:default-cell-style-name="bw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2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w2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bw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7:14:38.591114392</meta:creation-date>
    <dc:date>2020-12-30T17:57:30.823548138</dc:date>
    <meta:editing-duration>PT7M11S</meta:editing-duration>
    <meta:editing-cycles>1</meta:editing-cycles>
    <meta:document-statistic meta:object-count="10"/>
    <meta:generator>LibreOffice/6.0.7.3$Linux_X86_64 LibreOffice_project/00m0$Build-3</meta:generator>
  </office:meta>
</office:document-meta>
</file>